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Normal_20__28_Web_29_">
      <style:paragraph-properties fo:margin-top="0in" fo:margin-bottom="0.1945in"/>
    </style:style>
    <style:style style:name="P10" style:family="paragraph" style:parent-style-name="Code">
      <style:paragraph-properties style:snap-to-layout-grid="false"/>
    </style:style>
    <style:style style:name="P11" style:family="paragraph" style:parent-style-name="Glossary_20_Header">
      <style:paragraph-properties fo:margin-left="0in" fo:margin-right="0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Arial1"/>
    </style:style>
    <style:style style:name="P14" style:family="paragraph" style:parent-style-name="Text_20_body">
      <style:text-properties fo:font-style="normal" style:font-style-asian="normal" style:font-style-complex="normal"/>
    </style:style>
    <style:style style:name="P15" style:family="paragraph" style:parent-style-name="CodeBlock">
      <style:text-properties fo:font-size="9pt" style:font-size-asian="9pt" style:font-size-complex="9pt"/>
    </style:style>
    <style:style style:name="P16" style:family="paragraph" style:parent-style-name="CodeBlock">
      <style:text-properties fo:font-size="10pt" style:font-size-asian="10pt" style:font-size-complex="10pt"/>
    </style:style>
    <style:style style:name="P17" style:family="paragraph" style:parent-style-name="CodeBlock">
      <style:text-properties fo:font-weight="normal" style:font-weight-asian="normal" style:font-weight-complex="normal"/>
    </style:style>
    <style:style style:name="P18" style:family="paragraph" style:parent-style-name="CodeBlock">
      <style:text-properties fo:font-weight="bold"/>
    </style:style>
    <style:style style:name="P19" style:family="paragraph" style:parent-style-name="CodeBlock">
      <style:text-properties fo:font-style="normal" style:font-style-asian="normal" style:font-style-complex="normal"/>
    </style:style>
    <style:style style:name="P20" style:family="paragraph" style:parent-style-name="CodeBlock">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0209in" fo:margin-right="0in" fo:text-indent="0in" style:auto-text-indent="false"/>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335in" style:type="right" style:leader-style="dotted" style:leader-text="."/>
        </style:tab-stops>
      </style:paragraph-properties>
    </style:style>
    <style:style style:name="P24"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25" style:family="paragraph" style:parent-style-name="Standard" style:list-style-name="WW8Num39"/>
    <style:style style:name="P26" style:family="paragraph" style:parent-style-name="Standard" style:list-style-name="WW8Num30"/>
    <style:style style:name="P27" style:family="paragraph" style:parent-style-name="Standard" style:list-style-name="WW8Num12"/>
    <style:style style:name="P28" style:family="paragraph" style:parent-style-name="Standard" style:list-style-name="WW8Num23"/>
    <style:style style:name="P29" style:family="paragraph" style:parent-style-name="Standard" style:list-style-name="WW8Num37"/>
    <style:style style:name="P30" style:family="paragraph" style:parent-style-name="Standard" style:list-style-name="WW8Num33"/>
    <style:style style:name="P31" style:family="paragraph" style:parent-style-name="Standard" style:list-style-name="WW8Num14"/>
    <style:style style:name="P32" style:family="paragraph" style:parent-style-name="Standard" style:list-style-name="WW8Num19">
      <style:paragraph-properties fo:margin-top="0.1945in" fo:margin-bottom="0in" fo:keep-with-next="always"/>
    </style:style>
    <style:style style:name="P33" style:family="paragraph" style:parent-style-name="Standard" style:list-style-name="WW8Num19">
      <style:paragraph-properties fo:margin-top="0in" fo:margin-bottom="0in" fo:keep-with-next="always"/>
    </style:style>
    <style:style style:name="P34" style:family="paragraph" style:parent-style-name="Standard" style:list-style-name="WW8Num19">
      <style:paragraph-properties fo:margin-top="0in" fo:margin-bottom="0in"/>
    </style:style>
    <style:style style:name="P35" style:family="paragraph" style:parent-style-name="Standard" style:list-style-name="WW8Num19">
      <style:paragraph-properties fo:margin-top="0in" fo:margin-bottom="0.1945in" fo:keep-with-next="always"/>
    </style:style>
    <style:style style:name="P36" style:family="paragraph" style:parent-style-name="Standard" style:list-style-name="WW8Num35">
      <style:paragraph-properties fo:keep-with-next="always"/>
    </style:style>
    <style:style style:name="P37" style:family="paragraph" style:parent-style-name="Heading_20_1">
      <style:paragraph-properties fo:margin-left="0.0209in" fo:margin-right="0in" fo:text-indent="0in" style:auto-text-indent="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style:tab-stops>
          <style:tab-stop style:position="0.75in"/>
        </style:tab-stops>
      </style:paragraph-properties>
    </style:style>
    <style:style style:name="P40" style:family="paragraph" style:parent-style-name="Heading_20_2">
      <style:paragraph-properties>
        <style:tab-stops>
          <style:tab-stop style:position="0.6252in"/>
        </style:tab-stops>
      </style:paragraph-properties>
    </style:style>
    <style:style style:name="P41" style:family="paragraph" style:parent-style-name="Heading_20_2">
      <style:paragraph-properties>
        <style:tab-stops>
          <style:tab-stop style:position="0.5in"/>
        </style:tab-stops>
      </style:paragraph-properties>
    </style:style>
    <style:style style:name="P42" style:family="paragraph" style:parent-style-name="Heading_20_2">
      <style:paragraph-properties>
        <style:tab-stops>
          <style:tab-stop style:position="0.75in"/>
          <style:tab-stop style:position="0.8752in"/>
        </style:tab-stops>
      </style:paragraph-properties>
    </style:style>
    <style:style style:name="P43" style:family="paragraph" style:parent-style-name="Heading_20_3">
      <style:paragraph-properties>
        <style:tab-stops>
          <style:tab-stop style:position="0.75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4"/>
      <text:p text:style-name="P1"/>
      <text:p text:style-name="P2">Carbonado<text:span text:style-name="T1">™</text:span> 1.2 User Guide</text:p>
      <text:p text:style-name="P3"><text:modification-date style:data-style-name="N84">2010-06-15</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22">1 <text:a xlink:type="simple" xlink:href="#1.Introduction|outline" text:style-name="Internet_20_link" text:visited-style-name="Internet_20_link">Introduction</text:a><text:tab/>3</text:p>
          <text:p text:style-name="P22">2 <text:a xlink:type="simple" xlink:href="#2.Overview|outline" text:style-name="Internet_20_link" text:visited-style-name="Internet_20_link">Overview</text:a><text:tab/>4</text:p>
          <text:p text:style-name="P22">3 <text:a xlink:type="simple" xlink:href="#3.The Repository|outline" text:style-name="Internet_20_link" text:visited-style-name="Internet_20_link">The Repository</text:a><text:tab/>6</text:p>
          <text:p text:style-name="P23">3.1<text:a xlink:type="simple" xlink:href="#3.1.Opening Repositories|outline" text:style-name="Internet_20_link" text:visited-style-name="Internet_20_link"> Opening Repositories</text:a><text:tab/>7</text:p>
          <text:p text:style-name="P23">3.2<text:a xlink:type="simple" xlink:href="#3.2.Repository operations|outline" text:style-name="Internet_20_link" text:visited-style-name="Internet_20_link"> Repository operations</text:a><text:tab/>7</text:p>
          <text:p text:style-name="P23">3.3<text:a xlink:type="simple" xlink:href="#3.3.Future direction|outline" text:style-name="Internet_20_link" text:visited-style-name="Internet_20_link"> Future direction</text:a><text:tab/>9</text:p>
          <text:p text:style-name="P22">4 <text:a xlink:type="simple" xlink:href="#4.Storables|outline" text:style-name="Internet_20_link" text:visited-style-name="Internet_20_link">Storables</text:a><text:tab/>10</text:p>
          <text:p text:style-name="P23">4.1<text:a xlink:type="simple" xlink:href="#4.1.Annotations|outline" text:style-name="Internet_20_link" text:visited-style-name="Internet_20_link"> Annotations</text:a><text:tab/>11</text:p>
          <text:p text:style-name="P23">4.2<text:a xlink:type="simple" xlink:href="#4.2.Adapters|outline" text:style-name="Internet_20_link" text:visited-style-name="Internet_20_link"> Adapters</text:a><text:tab/>17</text:p>
          <text:p text:style-name="P23">4.3<text:a xlink:type="simple" xlink:href="#4.3.Constraints|outline" text:style-name="Internet_20_link" text:visited-style-name="Internet_20_link"> Constraints</text:a><text:tab/>19</text:p>
          <text:p text:style-name="P23">4.4<text:a xlink:type="simple" xlink:href="#4.4.Derived properties|outline" text:style-name="Internet_20_link" text:visited-style-name="Internet_20_link"> Derived properties</text:a><text:tab/>21</text:p>
          <text:p text:style-name="P22">5 <text:a xlink:type="simple" xlink:href="#5.CRUD operations: Create, Retrieve, Update, Delete|outline" text:style-name="Internet_20_link" text:visited-style-name="Internet_20_link">CRUD operations: Create, Retrieve, Update, Delete</text:a><text:tab/>22</text:p>
          <text:p text:style-name="P23">5.1<text:a xlink:type="simple" xlink:href="#5.1.Insert|outline" text:style-name="Internet_20_link" text:visited-style-name="Internet_20_link"> Insert</text:a><text:tab/>23</text:p>
          <text:p text:style-name="P23">5.2<text:a xlink:type="simple" xlink:href="#5.2.Load|outline" text:style-name="Internet_20_link" text:visited-style-name="Internet_20_link"> Load</text:a><text:tab/>23</text:p>
          <text:p text:style-name="P23">5.3<text:a xlink:type="simple" xlink:href="#5.3.Update|outline" text:style-name="Internet_20_link" text:visited-style-name="Internet_20_link"> Update</text:a><text:tab/>24</text:p>
          <text:p text:style-name="P23">5.4<text:a xlink:type="simple" xlink:href="#5.4.Delete|outline" text:style-name="Internet_20_link" text:visited-style-name="Internet_20_link"> Delete</text:a><text:tab/>24</text:p>
          <text:p text:style-name="P22">6 <text:a xlink:type="simple" xlink:href="#6.Queries|outline" text:style-name="Internet_20_link" text:visited-style-name="Internet_20_link">Queries</text:a><text:tab/>25</text:p>
          <text:p text:style-name="P23">6.1<text:a xlink:type="simple" xlink:href="#6.1.Filters|outline" text:style-name="Internet_20_link" text:visited-style-name="Internet_20_link"> Filters</text:a><text:tab/>25</text:p>
          <text:p text:style-name="P23">6.2<text:a xlink:type="simple" xlink:href="#6.2.Cursors|outline" text:style-name="Internet_20_link" text:visited-style-name="Internet_20_link"> Cursors</text:a><text:tab/>26</text:p>
          <text:p text:style-name="P23">6.3<text:a xlink:type="simple" xlink:href="#6.3.Ordering|outline" text:style-name="Internet_20_link" text:visited-style-name="Internet_20_link"> Ordering</text:a><text:tab/>27</text:p>
          <text:p text:style-name="P23">6.4<text:a xlink:type="simple" xlink:href="#6.4.Offsets and limits|outline" text:style-name="Internet_20_link" text:visited-style-name="Internet_20_link"> Offsets and limits</text:a><text:tab/>27</text:p>
          <text:p text:style-name="P23">6.5<text:a xlink:type="simple" xlink:href="#6.5.Single result queries|outline" text:style-name="Internet_20_link" text:visited-style-name="Internet_20_link"> Single result queries</text:a><text:tab/>28</text:p>
          <text:p text:style-name="P23">6.6<text:a xlink:type="simple" xlink:href="#6.6.Counting results|outline" text:style-name="Internet_20_link" text:visited-style-name="Internet_20_link"> Counting results</text:a><text:tab/>29</text:p>
          <text:p text:style-name="P23">6.7<text:a xlink:type="simple" xlink:href="#6.7.Result set deletion|outline" text:style-name="Internet_20_link" text:visited-style-name="Internet_20_link"> Result set deletion</text:a><text:tab/>29</text:p>
          <text:p text:style-name="P23">6.8<text:a xlink:type="simple" xlink:href="#6.8.Boolean logic|outline" text:style-name="Internet_20_link" text:visited-style-name="Internet_20_link"> Boolean logic</text:a><text:tab/>29</text:p>
          <text:p text:style-name="P23">6.9<text:a xlink:type="simple" xlink:href="#6.9.Execution plans and native queries|outline" text:style-name="Internet_20_link" text:visited-style-name="Internet_20_link"> Execution plans and native queries</text:a><text:tab/>30</text:p>
          <text:p text:style-name="P22">7 <text:a xlink:type="simple" xlink:href="#7.Joins|outline" text:style-name="Internet_20_link" text:visited-style-name="Internet_20_link">Joins</text:a><text:tab/>32</text:p>
          <text:p text:style-name="P23">7.1<text:a xlink:type="simple" xlink:href="#7.1.Many-to-one joins|outline" text:style-name="Internet_20_link" text:visited-style-name="Internet_20_link"> Many-to-one joins</text:a><text:tab/>32</text:p>
          <text:p text:style-name="P23">7.2<text:a xlink:type="simple" xlink:href="#7.2.One-to-one joins|outline" text:style-name="Internet_20_link" text:visited-style-name="Internet_20_link"> One-to-one joins</text:a><text:tab/>34</text:p>
          <text:p text:style-name="P23">7.3<text:a xlink:type="simple" xlink:href="#7.3.One-to-many joins|outline" text:style-name="Internet_20_link" text:visited-style-name="Internet_20_link"> One-to-many joins</text:a><text:tab/>35</text:p>
          <text:p text:style-name="P23">7.4<text:a xlink:type="simple" xlink:href="#7.4.Natural joins|outline" text:style-name="Internet_20_link" text:visited-style-name="Internet_20_link"> Natural joins</text:a><text:tab/>36</text:p>
          <text:p text:style-name="P23">7.5<text:a xlink:type="simple" xlink:href="#7.5.Queries with joins|outline" text:style-name="Internet_20_link" text:visited-style-name="Internet_20_link"> Queries with joins</text:a><text:tab/>37</text:p>
          <text:p text:style-name="P22">8 <text:a xlink:type="simple" xlink:href="#8.Indexing|outline" text:style-name="Internet_20_link" text:visited-style-name="Internet_20_link">Indexing</text:a><text:tab/>41</text:p>
          <text:p text:style-name="P23">8.1<text:a xlink:type="simple" xlink:href="#8.1.Index set reduction|outline" text:style-name="Internet_20_link" text:visited-style-name="Internet_20_link"> Index set reduction</text:a><text:tab/>42</text:p>
          <text:p text:style-name="P23">8.2<text:a xlink:type="simple" xlink:href="#8.2.Clustered indexes|outline" text:style-name="Internet_20_link" text:visited-style-name="Internet_20_link"> Clustered indexes</text:a><text:tab/>42</text:p>
          <text:p text:style-name="P23">8.3<text:a xlink:type="simple" xlink:href="#8.3.Adding and dropping|outline" text:style-name="Internet_20_link" text:visited-style-name="Internet_20_link"> Adding and dropping</text:a><text:tab/>42</text:p>
          <text:p text:style-name="P23">8.4<text:a xlink:type="simple" xlink:href="#8.4.Indexing derived properties|outline" text:style-name="Internet_20_link" text:visited-style-name="Internet_20_link"> Indexing derived properties</text:a><text:tab/>43</text:p>
          <text:p text:style-name="P22">9 <text:a xlink:type="simple" xlink:href="#9.Transactions|outline" text:style-name="Internet_20_link" text:visited-style-name="Internet_20_link">Transactions</text:a><text:tab/>46</text:p>
          <text:p text:style-name="P23">9.1<text:a xlink:type="simple" xlink:href="#9.1.Commits|outline" text:style-name="Internet_20_link" text:visited-style-name="Internet_20_link"> Commits</text:a><text:tab/>46</text:p>
          <text:p text:style-name="P23"><text:soft-page-break/>9.2<text:a xlink:type="simple" xlink:href="#9.2.Nested transactions|outline" text:style-name="Internet_20_link" text:visited-style-name="Internet_20_link"> Nested transactions</text:a><text:tab/>47</text:p>
          <text:p text:style-name="P23">9.3<text:a xlink:type="simple" xlink:href="#9.3.Isolation level|outline" text:style-name="Internet_20_link" text:visited-style-name="Internet_20_link"> Isolation level</text:a><text:tab/>47</text:p>
          <text:p text:style-name="P23">9.4<text:a xlink:type="simple" xlink:href="#9.4.Update mode|outline" text:style-name="Internet_20_link" text:visited-style-name="Internet_20_link"> Update mode</text:a><text:tab/>48</text:p>
          <text:p text:style-name="P23">9.5<text:a xlink:type="simple" xlink:href="#9.5.Top-level transactions|outline" text:style-name="Internet_20_link" text:visited-style-name="Internet_20_link"> Top-level transactions</text:a><text:tab/>49</text:p>
          <text:p text:style-name="P23">9.6<text:a xlink:type="simple" xlink:href="#9.6.Detaching transactions|outline" text:style-name="Internet_20_link" text:visited-style-name="Internet_20_link"> Detaching transactions</text:a><text:tab/>49</text:p>
          <text:p text:style-name="P22">10 <text:a xlink:type="simple" xlink:href="#10.Exceptions|outline" text:style-name="Internet_20_link" text:visited-style-name="Internet_20_link">Exceptions</text:a><text:tab/>51</text:p>
          <text:p text:style-name="P23">10.1<text:a xlink:type="simple" xlink:href="#10.1. Exception conversion|outline" text:style-name="Internet_20_link" text:visited-style-name="Internet_20_link"> <text:s/>Exception conversion</text:a><text:tab/>51</text:p>
          <text:p text:style-name="P23">10.2<text:a xlink:type="simple" xlink:href="#10.2. Deadlock and optimistic lock retry|outline" text:style-name="Internet_20_link" text:visited-style-name="Internet_20_link"> <text:s/>Deadlock and optimistic lock retry</text:a><text:tab/>52</text:p>
          <text:p text:style-name="P22">11 <text:a xlink:type="simple" xlink:href="#11.LOBs|outline" text:style-name="Internet_20_link" text:visited-style-name="Internet_20_link">LOBs</text:a><text:tab/>53</text:p>
          <text:p text:style-name="P23">11.1<text:a xlink:type="simple" xlink:href="#11.1. Stream access|outline" text:style-name="Internet_20_link" text:visited-style-name="Internet_20_link"> <text:s/>Stream access</text:a><text:tab/>53</text:p>
          <text:p text:style-name="P23">11.2<text:a xlink:type="simple" xlink:href="#11.2. String conversion|outline" text:style-name="Internet_20_link" text:visited-style-name="Internet_20_link"> <text:s/>String conversion</text:a><text:tab/>54</text:p>
          <text:p text:style-name="P22">12 <text:a xlink:type="simple" xlink:href="#12.Triggers|outline" text:style-name="Internet_20_link" text:visited-style-name="Internet_20_link">Triggers</text:a><text:tab/>56</text:p>
          <text:p text:style-name="P23">12.1<text:a xlink:type="simple" xlink:href="#12.1. Trigger class|outline" text:style-name="Internet_20_link" text:visited-style-name="Internet_20_link"> <text:s/>Trigger class</text:a><text:tab/>56</text:p>
          <text:p text:style-name="P23">12.2<text:a xlink:type="simple" xlink:href="#12.2. Registration|outline" text:style-name="Internet_20_link" text:visited-style-name="Internet_20_link"> <text:s/>Registration</text:a><text:tab/>57</text:p>
          <text:p text:style-name="P23">12.3<text:a xlink:type="simple" xlink:href="#12.3. Accessing old Storable value|outline" text:style-name="Internet_20_link" text:visited-style-name="Internet_20_link"> <text:s/>Accessing old Storable value</text:a><text:tab/>57</text:p>
          <text:p text:style-name="P23">12.4<text:a xlink:type="simple" xlink:href="#12.4. Generic Triggers|outline" text:style-name="Internet_20_link" text:visited-style-name="Internet_20_link"> <text:s/>Generic Triggers</text:a><text:tab/>58</text:p>
          <text:p text:style-name="P22">13 <text:a xlink:type="simple" xlink:href="#13.Available Repositories and Capabilities|outline" text:style-name="Internet_20_link" text:visited-style-name="Internet_20_link">Available Repositories and Capabilities</text:a><text:tab/>59</text:p>
          <text:p text:style-name="P23">13.1<text:a xlink:type="simple" xlink:href="#13.1. Berkeley DB|outline" text:style-name="Internet_20_link" text:visited-style-name="Internet_20_link"> <text:s/>Berkeley DB</text:a><text:tab/>59</text:p>
          <text:p text:style-name="P23">13.2<text:a xlink:type="simple" xlink:href="#13.2. JDBC|outline" text:style-name="Internet_20_link" text:visited-style-name="Internet_20_link"> <text:s/>JDBC</text:a><text:tab/>59</text:p>
          <text:p text:style-name="P23">13.3<text:a xlink:type="simple" xlink:href="#13.3. Replicated|outline" text:style-name="Internet_20_link" text:visited-style-name="Internet_20_link"> <text:s/>Replicated</text:a><text:tab/>60</text:p>
          <text:p text:style-name="P23">13.4<text:a xlink:type="simple" xlink:href="#13.4. Volatile Map|outline" text:style-name="Internet_20_link" text:visited-style-name="Internet_20_link"> <text:s/>Volatile Map</text:a><text:tab/>61</text:p>
          <text:p text:style-name="P22">14 <text:a xlink:type="simple" xlink:href="#14.Advanced|outline" text:style-name="Internet_20_link" text:visited-style-name="Internet_20_link">Advanced</text:a><text:tab/>63</text:p>
          <text:p text:style-name="P23">14.1<text:a xlink:type="simple" xlink:href="#14.1. Filter Construction|outline" text:style-name="Internet_20_link" text:visited-style-name="Internet_20_link"> <text:s/>Filter Construction</text:a><text:tab/>63</text:p>
          <text:p text:style-name="P23">14.2<text:a xlink:type="simple" xlink:href="#14.2. Specialized Cursors|outline" text:style-name="Internet_20_link" text:visited-style-name="Internet_20_link"> <text:s/>Specialized Cursors</text:a><text:tab/>63</text:p>
          <text:p text:style-name="P22">15 <text:a xlink:type="simple" xlink:href="#15.Glossary|outline" text:style-name="Internet_20_link" text:visited-style-name="Internet_20_link">Glossary</text:a><text:tab/>65</text:p>
          <text:p text:style-name="P22">16 <text:a xlink:type="simple" xlink:href="#16.Appendix: Hello World example|outline" text:style-name="Internet_20_link" text:visited-style-name="Internet_20_link">Appendix: Hello World example</text:a><text:tab/>68</text:p>
          <text:p text:style-name="P22">17 <text:a xlink:type="simple" xlink:href="#17.Appendix: Query Execution Plan|outline" text:style-name="Internet_20_link" text:visited-style-name="Internet_20_link">Appendix: Query Execution Plan</text:a><text:tab/>71</text:p>
          <text:p text:style-name="P23">17.1<text:a xlink:type="simple" xlink:href="#17.1. Index properties|outline" text:style-name="Internet_20_link" text:visited-style-name="Internet_20_link"> <text:s/>Index properties</text:a><text:tab/>71</text:p>
          <text:p text:style-name="P23">17.2<text:a xlink:type="simple" xlink:href="#17.2. Data sources |outline" text:style-name="Internet_20_link" text:visited-style-name="Internet_20_link"> <text:s/>Data sources </text:a><text:tab/>72</text:p>
          <text:p text:style-name="P23">17.3<text:a xlink:type="simple" xlink:href="#17.3. Data processing |outline" text:style-name="Internet_20_link" text:visited-style-name="Internet_20_link"> <text:s/>Data processing </text:a><text:tab/>74</text:p>
          <text:p text:style-name="P22">18 <text:a xlink:type="simple" xlink:href="#18.Appendix: Recommended practices|outline" text:style-name="Internet_20_link" text:visited-style-name="Internet_20_link">Appendix: Recommended practices</text:a><text:tab/>78</text:p>
          <text:p text:style-name="P23">18.1<text:a xlink:type="simple" xlink:href="#18.1. Scope Storables privately|outline" text:style-name="Internet_20_link" text:visited-style-name="Internet_20_link"> <text:s/>Scope Storables privately</text:a><text:tab/>78</text:p>
          <text:p text:style-name="P23">18.2<text:a xlink:type="simple" xlink:href="#18.2. Primary key design|outline" text:style-name="Internet_20_link" text:visited-style-name="Internet_20_link"> <text:s/>Primary key design</text:a><text:tab/>78</text:p>
          <text:p text:style-name="P23">18.3<text:a xlink:type="simple" xlink:href="#18.3. Versioning|outline" text:style-name="Internet_20_link" text:visited-style-name="Internet_20_link"> <text:s/>Versioning</text:a><text:tab/>78</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erkeley 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9">The flexibility offered for access to storage extends to caching as well. Carbonado makes it easy to select and change caching technologies, with sophisticated mechanisms for electing whether to use the cache or fall back to primary storage. <text:s/></text:p>
      <text:p text:style-name="P9">There are some limitations which come along with this flexibility. For example, Carbonado queries are not as expressive as SQL selects – aggregate functions and correlated subqueries are not supported. Carbonado does allow direct SQL in certain contexts, however.</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erkeley 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erkeley 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text:soft-page-break/>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xml:id="list32573610" text:style-name="WW8Num39">
        <text:list-item>
          <text:p text:style-name="P25"><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5"><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5"><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Berkeley DB Repository is an example of such a Repository.</text:p>
        </text:list-item>
        <text:list-item>
          <text:p text:style-name="P25"><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5"><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5"><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soft-page-brea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note text:id="ftn4" text:note-class="footnote"><text:note-citation>4</text:note-citation><text:note-body><text:p text:style-name="Footnote"><text:s/>Carbonado can be described as following the <text:a xlink:type="simple" xlink:href="http://martinfowler.com/eaaCatalog/concreteTableInheritance.html"><text:span text:style-name="T4">Concrete Table Inheritance</text:span></text:a> pattern. See also: <text:span text:style-name="T3">Patterns of Enterprise Application Software</text:span>.</text:p></text:note-body></text:note></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text:soft-page-break/>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text:soft-page-brea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text:soft-page-break/>version, or it may merely check the version. Most are fully capable of fully managing the version, however.</text:p>
      <text:p text:style-name="Standard"/>
      <text:list xml:id="list32584949" text:style-name="WW8Num30">
        <text:list-item>
          <text:p text:style-name="P26"><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xml:id="list32589254" text:style-name="WW8Num12">
        <text:list-item>
          <text:p text:style-name="P27"><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xml:id="list32578767" text:style-name="WW8Num23">
        <text:list-item>
          <text:p text:style-name="P28"><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oft-page-brea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erkeley 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oft-page-brea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text:soft-page-break/></text:p>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oft-page-brea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text:soft-page-break/></text:p>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text:soft-page-brea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text:soft-page-brea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19"><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10">void insert()</text:p>
          </table:table-cell>
          <table:table-cell table:style-name="Table1.A2" office:value-type="string">
            <text:p text:style-name="P10">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10">void load()</text:p>
          </table:table-cell>
          <table:table-cell table:style-name="Table1.A2" office:value-type="string">
            <text:p text:style-name="P10">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10">void update()</text:p>
          </table:table-cell>
          <table:table-cell table:style-name="Table1.A2" office:value-type="string">
            <text:p text:style-name="P10">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10">void delete()</text:p>
          </table:table-cell>
          <table:table-cell table:style-name="Table1.A2" office:value-type="string">
            <text:p text:style-name="P10">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2" text:outline-level="2"><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2" text:outline-level="2">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2" text:outline-level="2"><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2" text:outline-level="2">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xml:id="list32571923" text:style-name="WW8Num19">
        <text:list-item>
          <text:p text:style-name="P32"><text:soft-page-break/>Literals are not allowed</text:p>
        </text:list-item>
        <text:list-item>
          <text:p text:style-name="P33">Logical ‘and’ operator has precedence over ‘or’</text:p>
        </text:list-item>
        <text:list-item>
          <text:p text:style-name="P33">Logical ‘not’ operator has precedence over ‘and’</text:p>
        </text:list-item>
        <text:list-item>
          <text:p text:style-name="P34">Properties cannot be compared against each other</text:p>
        </text:list-item>
        <text:list-item>
          <text:p text:style-name="P35">‘?’ placeholders can only appear to the right of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5" text:note-class="footnote"><text:note-citation>5</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consistent,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userID");</text:span></text:p>
      <text:p text:style-name="P17"/>
      <text:p text:style-name="P17"><text:s text:c="4"/>// Fetch a slice of matching records</text:p>
      <text:p text:style-name="P17"><text:s text:c="4"/>long from = (pageNumber - 1) * pageSize;</text:p>
      <text:p text:style-name="P17"><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text:soft-page-break/>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text:soft-page-brea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text:a xlink:type="simple" xlink:href="#17.Appendix: Query Execution Plan|outline">appendix</text:a>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many-to-one join property which does not exist, null is returned.<text:note text:id="ftn6" text:note-class="footnote"><text:note-citation>6</text:note-citation><text:note-body><text:p text:style-name="Footnote"><text:s/>Versions of Carbonado prior to 1.2 would throw a FetchNoneException for non-nullable many-to-one joins. This change in behavior was made to facilitate outer join queries.</text:p></text:note-body></text:note></text:p>
      <text:p text:style-name="Standard"/>
      <text:p text:style-name="Standard">Join property values are cached locally in the enclosing Storable. This feature is intended to improve the performance of queries that filter on a joined property. If the join result is null, it is cached only for Nullable joins.</text:p>
      <text:p text:style-name="Standard"/>
      <text:p text:style-name="Standard">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xml:id="list32591937" text:style-name="WW8Num35">
        <text:list-item>
          <text:p text:style-name="P36">load or tryLoad</text:p>
        </text:list-item>
        <text:list-item>
          <text:p text:style-name="P36">insert or tryInsert</text:p>
        </text:list-item>
        <text:list-item>
          <text:p text:style-name="P36">update or tryUpdate</text:p>
        </text:list-item>
        <text:list-item>
          <text:p text:style-name="P36">delete or tryDelete</text:p>
        </text:list-item>
        <text:list-item>
          <text:p text:style-name="P36">markPropertiesClean</text:p>
        </text:list-item>
        <text:list-item>
          <text:p text:style-name="P36">markPropertiesDirty</text:p>
        </text:list-item>
      </text:list>
      <text:p text:style-name="Standard"/>
      <text:p text:style-name="Standard">Many-to-one joins usually require a set method, just like regular properties. Calling it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p text:style-name="Standard"/>
      <text:p text:style-name="Standard">Unless defined as Nullable, passing null to a join property set method causes an IllegalArgumentException to be thrown. Passing null into a Nullable join property causes it to cache the null, but it does <text:span text:style-name="T4">not</text:span><text:span text:style-name="T14"> change any of the internal property values.</text:span></text:p>
      <text:p text:style-name="P6"/>
      <text:p text:style-name="P6">Internal properties of a join can be “narrower” than their matching external properties, but only for primitive numerical types. For example, an internal property defined as an int can match an external long property.</text:p>
      <text:p text:style-name="P6"/>
      <text:p text:style-name="Standard"><text:span text:style-name="T14">As was mentioned earlier, many-to-one join properties usually require a set method. They are not allowed if the internal and external types don't quite match.</text:span><text:span text:style-name="T14"><text:note text:id="ftn7" text:note-class="footnote"><text:note-citation>7</text:note-citation><text:note-body><text:p text:style-name="Footnote"><text:s/>This behavior might change in a future version, in which case any possible conversion error is detected at runtime.</text:p></text:note-body></text:note></text:span><text:span text:style-name="T14"> For example, if an internal property cannot be null, but its matching external property can be, then the set method is not allowed. A MalformedTypeException will be thrown instead. Similarly, the set method is not allowed if any internal property is narrower.</text:span></text:p>
      <text:h text:style-name="Heading_20_2" text:outline-level="2">One-to-one joins</text:h>
      <text:p text:style-name="Standard">One-to-one joins are defined the same as for many-to-one joins, except both the internal and external properties refer to complete primary keys.</text:p>
      <text:p text:style-name="Standard"><text:soft-page-break/></text:p>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17"><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As was for many-to-one joins, this only affects caching behavior. If the adminInfo is null, it will still be cached in the local UserInfo instance.</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text:soft-page-break/>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text:soft-page-brea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 throws FetchException;</text:p>
      <text:p text:style-name="CodeBlock"><text:s text:c="4"/>void setUser(<text:span text:style-name="T7">UserInfo</text:span> info);</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text:soft-page-brea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oft-page-break/><text:s text:c="4"/>query = storage.query</text:p>
      <text:p text:style-name="CodeBlock"><text:s text:c="8"/>(<text:span text:style-name="T12">"homeAddress.country(name = ? | language = ?)");</text:span></text:p>
      <text:p text:style-name="P17"/>
      <text:p text:style-name="CodeBlock"><text:s text:c="4"/>query = storage.query</text:p>
      <text:p text:style-name="P17"><text:s text:c="8"/>("homeAddress(country.name = ? | country.language = ?)");</text:p>
      <text:p text:style-name="P17"/>
      <text:p text:style-name="CodeBlock"><text:s text:c="4"/>query = storage.query</text:p>
      <text:p text:style-name="P17"><text:s text:c="8"/>("homeAddress(country(name = ? | language = ?))");</text:p>
      <text:p text:style-name="P8"/>
      <text:p text:style-name="P8">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8"/>
      <text:p text:style-name="P17"><text:s text:c="4"/>Query&lt;Country&gt; query = storage.query("addresses(users(lastName = ?))");</text:p>
      <text:p text:style-name="P8"/>
      <text:p text:style-name="P8">The first term in the above query filter is “addresses”, which refers to the one-to-many join of Country. In the first sub filter scope, “users” refers to the one-to-many join of Address. The property filter expression “lastName = ?” is scoped to the UserInfo object.</text:p>
      <text:p text:style-name="P8"/>
      <text:p text:style-name="P8">Queries against one-to-many join properties need not specify any property filters at all. For example, to find all countries which have any registered users at all:</text:p>
      <text:p text:style-name="P8"/>
      <text:p text:style-name="P17"><text:s text:c="4"/>Query&lt;Country&gt; query = storage.query("addresses(users())");</text:p>
      <text:p text:style-name="P8"/>
      <text:p text:style-name="P8">The above syntax which has an empty sub filter does not work many-to-one or one-to-one joins. A MalformedFilterException will be thrown instead.</text:p>
      <text:h text:style-name="Heading_20_3" text:outline-level="3">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e existence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19"><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text:soft-page-break/>It is illegal to place parenthesis around the last property in a chain, since it always refers to a simple property instead of a join property. A MalformedFilterException will be thrown instead.</text:p>
      <text:p text:style-name="P8"/>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erkeley 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8" text:note-class="footnote"><text:note-citation>8</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with(3);</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For the same reason, 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In turn, this causes the Storable dependency graph to be inconsistently defined. The double join ensures that any Storable can discover all of its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will cause an index update for every user who lives in that country. This update will execute in a very large transaction which may exceed the limits of the underlying database. The only option might be to drop and recreate the index instead.</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9" text:note-class="footnote"><text:note-citation>9</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text:soft-page-break/>Running transactions in update mode potentially reduces concurrency, and so it should be used carefully.</text:p>
      <text:h text:style-name="Heading_20_2" text:outline-level="2">Top-level transactions</text:h>
      <text:p text:style-name="Standard">Transactions are thread local, which is a convenient alternative to explicit passing of the transaction instance around. Under some circumstances it is desirable to begin a transaction in the current thread which is not nested to any existing transaction. The easiest way to do this is to create a <text:span text:style-name="T4">top-level</text:span><text:span text:style-name="T14"> transaction:</text:span></text:p>
      <text:p text:style-name="P6"/>
      <text:p text:style-name="CodeBlock"><text:s text:c="4"/>// Enter a top-level transaction with the default isolation level</text:p>
      <text:p text:style-name="CodeBlock"><text:s text:c="4"/>Transaction txn = repo.<text:span text:style-name="T6">enterTopTransaction</text:span>(null);</text:p>
      <text:p text:style-name="CodeBlock"><text:s text:c="4"/>try {</text:p>
      <text:p text:style-name="CodeBlock"><text:s text:c="8"/>...</text:p>
      <text:p text:style-name="CodeBlock"/>
      <text:p text:style-name="CodeBlock"><text:s text:c="8"/>txn.<text:span text:style-name="T12">commit();</text:span></text:p>
      <text:p text:style-name="CodeBlock"><text:s text:c="4"/>} finally {</text:p>
      <text:p text:style-name="CodeBlock"><text:s text:c="8"/>txn<text:span text:style-name="T12">.exit();</text:span></text:p>
      <text:p text:style-name="P19"><text:s text:c="4"/>}</text:p>
      <text:p text:style-name="P6"/>
      <text:p text:style-name="P14">This kind of transaction is useful when a commit must absolutely succeed, even if the current thread is already in a transaction scope. If there was an outer transaction, then an inner commit might still be rolled back by the outer transaction.</text:p>
      <text:p text:style-name="P14">Requesting top-level transactions can be deadlock prone if the current thread is already in a transaction scope. The top-level transaction may not be able to obtain locks held by the outer transaction.</text:p>
      <text:p text:style-name="P14">Any new transactions which are created in the scope of the top-level transaction will nest inside it, unless they are top-level transactions themselves. After exiting a top-level transaction, the thread local transaction reverts to what it was before the top-level transaction was created.</text:p>
      <text:p text:style-name="P14">With an ordinary nesting of transactions, exiting an outer transaction forces all inner transactions to exit first. If an inner transaction is top-level, it is not automatically exited. Top-level transactions must always be guarded by a proper try-finally statement to ensure proper exit.</text:p>
      <text:h text:style-name="P38" text:outline-level="2">Detaching transactions</text:h>
      <text:p text:style-name="P6">An entire transaction scope can be detached from the current thread and reattached to any other thread. This is an alternative to top-level transactions, but it may also be used with a remote access layer. A servlet container, for example, does not guarantee that the same thread is used for a session. If the session includes a transaction, it must be detached and reattached for each call.</text:p>
      <text:p text:style-name="P6"/>
      <text:p text:style-name="P6">Detaching a transaction causes all nested outer and inner transactions to be detached with it. Reattaching it causes all nested transactions to be attached as well. An IllegalStateException is thrown if when attempting to attach a transaction to a thread which already has a transaction, and it is also illegal to detach a transaction from a thread which is attached to a different thread.</text:p>
      <text:p text:style-name="P19"><text:soft-page-break/><text:s text:c="4"/>// Remote call which enters a transaction</text:p>
      <text:p text:style-name="P19"><text:s text:c="4"/>public String enterTransaction() {</text:p>
      <text:p text:style-name="P19"><text:s text:c="8"/>Transaction txn = repository.enterTransaction();</text:p>
      <text:p text:style-name="P19"><text:s text:c="8"/>String txnGuid = addToSession(txn);</text:p>
      <text:p text:style-name="CodeBlock"><text:span text:style-name="T14"><text:s text:c="8"/></text:span><text:span text:style-name="T15">txn.detach();</text:span></text:p>
      <text:p text:style-name="P20"><text:s text:c="8"/>return txnGuid;</text:p>
      <text:p text:style-name="P19"><text:s text:c="4"/>}</text:p>
      <text:p text:style-name="P6"/>
      <text:p text:style-name="P19"><text:s text:c="4"/>// Remote call which operates on a transaction</text:p>
      <text:p text:style-name="P19"><text:s text:c="4"/>public void updateData(String txnGuid, String data) {</text:p>
      <text:p text:style-name="P19"><text:s text:c="8"/>Transaction txn = (Transaction) retrieveFromSession(txnGuid);</text:p>
      <text:p text:style-name="CodeBlock"><text:span text:style-name="T14"><text:s text:c="8"/></text:span><text:span text:style-name="T15">txn.attach();</text:span></text:p>
      <text:p text:style-name="P20"><text:s text:c="8"/>try {</text:p>
      <text:p text:style-name="P19"><text:s text:c="12"/>// Perform updates</text:p>
      <text:p text:style-name="P19"><text:s text:c="12"/>...</text:p>
      <text:p text:style-name="P19"><text:s text:c="8"/>} finally {</text:p>
      <text:p text:style-name="CodeBlock"><text:span text:style-name="T14"><text:s text:c="12"/></text:span><text:span text:style-name="T15">txn.detach();</text:span></text:p>
      <text:p text:style-name="P20"><text:s text:c="8"/>}</text:p>
      <text:p text:style-name="P19"><text:s text:c="4"/>}</text:p>
      <text:p text:style-name="P6"/>
      <text:p text:style-name="P19"><text:s text:c="4"/>// Remote call which commits and exits transaction</text:p>
      <text:p text:style-name="P19"><text:s text:c="4"/>public void commitTransaction(String txnGuid) {</text:p>
      <text:p text:style-name="P19"><text:s text:c="8"/>Transaction txn = (Transaction) retrieveFromSession(txnGuid);</text:p>
      <text:p text:style-name="P19"><text:s text:c="8"/>txn.commit();</text:p>
      <text:p text:style-name="P19"><text:s text:c="8"/>txn.exit();</text:p>
      <text:p text:style-name="P19"><text:s text:c="4"/>}</text:p>
      <text:p text:style-name="P6"/>
      <text:p text:style-name="P6">The above example omits code which ensures that transactions are not lost if the remote session is severed. One solution would be to register transactions with a timer. After waiting a predetermined amount of time, the transaction would be automatically exited.</text:p>
      <text:p text:style-name="P6"/>
      <text:h text:style-name="Heading_20_1" text:outline-level="1">Exceptions</text:h>
      <text:p text:style-name="Standard">All Carbonado checked exceptions derive from a common base class, RepositoryException. It is sub-classed into three major groups:</text:p>
      <text:p text:style-name="Standard"/>
      <text:list xml:id="list32588964" text:style-name="WW8Num37">
        <text:list-item>
          <text:p text:style-name="P29">FetchException</text:p>
        </text:list-item>
        <text:list-item>
          <text:p text:style-name="P29">PersistException</text:p>
        </text:list-item>
        <text:list-item>
          <text:p text:style-name="P29">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39"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39"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 Ensure that isolation level doesn't hold lock on loaded</text:p>
      <text:p text:style-name="CodeBlock"><text:s text:c="8"/>// records, allowing them to be concurrently modified.</text:p>
      <text:p text:style-name="CodeBlock"><text:s text:c="8"/>Transaction txn = this.repository</text:p>
      <text:p text:style-name="CodeBlock"><text:s text:c="12"/>.enterTransaction(IsolationLevel.READ_COMMITTED);</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ext:soft-page-break/>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xml:id="list32584885" text:style-name="WW8Num33">
        <text:list-item>
          <text:p text:style-name="P30">cannot be a member of a primary or alternate key</text:p>
        </text:list-item>
        <text:list-item>
          <text:p text:style-name="P30">cannot be indexed</text:p>
        </text:list-item>
        <text:list-item>
          <text:p text:style-name="P30">cannot be used in joins</text:p>
        </text:list-item>
        <text:list-item>
          <text:p text:style-name="P30">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40"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40"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40"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xml:id="list32589660" text:style-name="WW8Num14">
        <text:list-item>
          <text:p text:style-name="P31">Insert triggers</text:p>
          <text:list>
            <text:list-item>
              <text:p text:style-name="P31">beforeInsert</text:p>
            </text:list-item>
            <text:list-item>
              <text:p text:style-name="P31">afterInsert</text:p>
            </text:list-item>
            <text:list-item>
              <text:p text:style-name="P31">failedInsert</text:p>
            </text:list-item>
          </text:list>
        </text:list-item>
        <text:list-item>
          <text:p text:style-name="P31">Update triggers</text:p>
          <text:list>
            <text:list-item>
              <text:p text:style-name="P31">beforeUpdate</text:p>
            </text:list-item>
            <text:list-item>
              <text:p text:style-name="P31">afterUpdate</text:p>
            </text:list-item>
            <text:list-item>
              <text:p text:style-name="P31">failedUpdate</text:p>
            </text:list-item>
          </text:list>
        </text:list-item>
        <text:list-item>
          <text:p text:style-name="P31">Delete triggers</text:p>
          <text:list>
            <text:list-item>
              <text:p text:style-name="P31">beforeDelete</text:p>
            </text:list-item>
            <text:list-item>
              <text:p text:style-name="P31">afterDelete</text:p>
            </text:list-item>
            <text:list-item>
              <text:p text:style-name="P31">failedDelete</text:p>
            </text:list-item>
          </text:list>
        </text:list-item>
        <text:list-item>
          <text:p text:style-name="P31">Load triggers</text:p>
          <text:list>
            <text:list-item>
              <text:p text:style-name="P31">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40"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40"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40"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40" text:outline-level="2"><text:s/>Berkeley DB</text:h>
      <text:p text:style-name="Standard">The Berkeley DB Repository is the easiest persistent Repository to set up, and is recommended when starting work on new applications. Berkeley DB is often abbreviated as “BDB”, and the product was maintained by Sleepycat Software, which is now part of the Oracle Corporation. The terms “BDB” and “Sleepycat” are both used to refer to Berkeley DB.</text:p>
      <text:p text:style-name="Standard"/>
      <text:p text:style-name="Standard">The “BDBRepositoryBuilder is available in the com.amazon.carbonado.repo.sleepycat package. It currently supports two Berkeley DB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40"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text:soft-page-break/>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40"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oft-page-break/><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18"/>
      <text:p text:style-name="CodeBlock"><text:span text:style-name="T5"><text:s text:c="4"/></text:span><text:span text:style-name="T12">Repository repo = MapRepositoryBuilder.newRepository();</text:span></text:p>
      <text:p text:style-name="P17"/>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text:soft-page-break/>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41"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41"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43"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43"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43"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43"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erkeley 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LOB</text:p>
      <text:p text:style-name="Standard">A Large OBject. The two common types are BLOB (Binary Large Object) and CLOB (Caharacter Large Object). Allows raw binary or character data to be stored.</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1">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text:soft-page-break/>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Berkeley 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Berkeley DB. Unless configured otherwise, this builder tries to use the Berkeley 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erkeley DB Repository. It is therefore safe for this example to exit the main method without explicitly closing the Repository.</text:p>
      <text:h text:style-name="Heading_20_1" text:outline-level="1">Appendix: Query Execution Plan</text:h>
      <text:p text:style-name="P12">When using a Berkeley DB backed repository, Carbonado uses its own rule-based query optimizer to create an execution plan. Calling Query.printPlan() dumps the plan to standard out, or you can pass in a StringBuilder to capture the query plan. </text:p>
      <text:p text:style-name="P12">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2"/>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3"/>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2"/>
      <text:p text:style-name="P12">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3"/>
      <text:p text:style-name="P12">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3"/>
      <text:p text:style-name="Text_20_body">The above query plan shows an index being used to find all users with a given first and last name. The same index can also be used to find a range of records, like all those with a last name that starts with "S": </text:p>
      <text:p text:style-name="P13"/>
      <text:p text:style-name="CodeBlock"><text:span text:style-name="T10">index scan: org.myorg.myapp.stored.MyRecord<text:line-break/>...index: {properties=[+lastName, +firstName, ~userID], unique=true}<text:line-break/>...range filter: lastName &gt;= S &amp; lastName &lt; T</text:span> </text:p>
      <text:p text:style-name="P13"/>
      <text:p text:style-name="Text_20_body">An index can also be used for both range and identity matching. For example, finding all users whose last name is "Smith" and whose first name starts with "J":</text:p>
      <text:p text:style-name="P13"/>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3"/>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3"/>
      <text:p text:style-name="CodeBlock"><text:span text:style-name="T10">reverse index scan: org.myorg.myapp.stored.MyRecord<text:line-break/>...index: {properties=[+lastName, +firstName, ~userID], unique=true}<text:line-break/>...identity filter: lastName = Smith</text:span> </text:p>
      <text:p text:style-name="P13"/>
      <text:p text:style-name="P12">Finally, an index may be selected by the query optimizer simply because it is <text:span text:style-name="T2">clustered</text:span>. A clustered index defines the natural ordering of records, and there can be only one clustered index for a given storable type. When using Berkeley DB, the primary key is always treated as the clustered index. The plan will show if an index is clustered, which indicates that the scan will perform much better than a usual one: </text:p>
      <text:p text:style-name="P13"/>
      <text:p text:style-name="CodeBlock"><text:span text:style-name="T10">clustered index scan: org.myorg.myapp.stored.OrderItem<text:line-break/>...index: {properties=[+orderID, +productID], unique=true}<text:line-break/>...identity filter: orderID = ?</text:span> </text:p>
      <text:p text:style-name="P13"/>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3"/>
      <text:p text:style-name="CodeBlock"><text:span text:style-name="T10">index key match: org.myorg.myapp.stored.OrderItem<text:line-break/>...index: {properties=[+orderID, +productID], unique=true}<text:line-break/>...key filter: orderID = ? &amp; productID = ?</text:span> </text:p>
      <text:p text:style-name="P13"/>
      <text:p text:style-name="Text_20_body">This really just a special variation of an index scan, except it may run more efficiently since the data source doesn't need to open a physical cursor of its own.</text:p>
      <text:h text:style-name="Heading_20_3" text:outline-level="3"><text:s/>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16"><text:soft-page-break/>index scan: com.<text:span text:style-name="T9">myorg</text:span>.myapp.stored.MyRecord</text:p>
      <text:p text:style-name="P16">...index: {properties=[+firstName, +lastName, ~userID], unique=true}</text:p>
      <text:p text:style-name="P16">...identity filter: firstName = ?</text:p>
      <text:p text:style-name="P16">...range filter: lastName &gt;= ? &amp; lastName &lt; ?</text:p>
      <text:p text:style-name="Text_20_body"><text:s/></text:p>
      <text:p text:style-name="Text_20_body">If the only available index is instead {"lastName", "firstName"}, the query plan might be:</text:p>
      <text:p text:style-name="Text_20_body"/>
      <text:p text:style-name="P16">filter: firstName = ?</text:p>
      <text:p text:style-name="P16"><text:s text:c="2"/>index scan: com.<text:span text:style-name="T9">myorg</text:span>.myapp.stored.MyRecord</text:p>
      <text:p text:style-name="P16"><text:s text:c="2"/>...index: {properties=[+lastName, +firstName, ~userID], unique=true}</text:p>
      <text:p text:style-name="P16"><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16">index scan: com.myorg.myapp.stored.MyRecord</text:p>
      <text:p text:style-name="P16">...index: {properties=[+lastName, +firstName, ~userID], unique=true}</text:p>
      <text:p text:style-name="P16">...range filter: lastName &gt;= ? &amp; lastName &lt; ?</text:p>
      <text:p text:style-name="P16">...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2">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2">If the data source provides too many results, a filter can discard results that don't match. If filtering is required, it is always performed before any other data processing steps. This reduces the work required by say, a sort operation. </text:p>
      <text:p text:style-name="P13"/>
      <text:p text:style-name="CodeBlock"><text:span text:style-name="T10">filter: price &gt;= 100 &amp; price &lt; 200</text:span> </text:p>
      <text:p text:style-name="P13"/>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3"/>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3"/>
      <text:p text:style-name="CodeBlock"><text:span text:style-name="T10">sort: [-dateAdded]</text:span> </text:p>
      <text:p text:style-name="P13"/>
      <text:p text:style-name="Text_20_body">The above plan snippet shows a sort by descending "dateAdded". The entire plan is needed to show exactly what is going on: </text:p>
      <text:p text:style-name="P13"/>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3"/>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3"/>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3"/>
      <text:p text:style-name="P12">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2">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3"/>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3"/>
      <text:p text:style-name="P12">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3"/>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3"/>
      <text:p text:style-name="Text_20_body">The above query plan might have been produced for a query filter of "lastName = ? | birthday &gt; ?". </text:p>
      <text:h text:style-name="Heading_20_3" text:outline-level="3"><text:s/>Join </text:h>
      <text:p text:style-name="P12">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3"/>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3"/>
      <text:p text:style-name="P15"><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3"/>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7" text:outline-level="1">Appendix: Recommended practices</text:h>
      <text:p text:style-name="P21">Storables are fairly simple objects, but listed here are a few recommended practices for avoiding trouble.</text:p>
      <text:h text:style-name="P39"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10" text:note-class="footnote"><text:note-citation>10</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39"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42"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Page <text:page-number text:select-page="current">80</text:page-number> of <text:page-count style:num-format="1">80</text:page-count><text:tab/>Copyright 2006-2008 Amazon Technologies Inc.<text:tab/><text:modification-date style:data-style-name="N84">2010-06-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Carbonado 1.2  User Guide</dc:title>
    <meta:initial-creator>Brian S O'Neill</meta:initial-creator>
    <meta:creation-date>2005-12-28T22:07:00</meta:creation-date>
    <dc:creator>Brian O'Neill</dc:creator>
    <dc:date>2010-06-15T12:48:08.41</dc:date>
    <meta:print-date>2006-01-06T16:58:00</meta:print-date>
    <dc:language>en-US</dc:language>
    <meta:editing-cycles>543</meta:editing-cycles>
    <meta:editing-duration>PT23H35M15S</meta:editing-duration>
    <meta:document-statistic meta:table-count="2" meta:image-count="0" meta:object-count="0" meta:page-count="80" meta:paragraph-count="1587" meta:word-count="19933" meta:character-count="136988"/>
    <meta:user-defined meta:name="Info 1"/>
    <meta:user-defined meta:name="Info 2"/>
    <meta:user-defined meta:name="Info 3"/>
    <meta:user-defined meta:name="Info 4"/>
  </office:meta>
</office:document-meta>
</file>